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View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contains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Tree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Tre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TreeMap.la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tailMap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CollectionView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Tree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TreeMap.putAll( Map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TreeMap.fir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stTre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TreeMap.headMap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s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retain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Tree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setFast( boolean 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View.contain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Tree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Set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TreeMap.com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FastTreeMap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View.Collecti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stTree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TreeMap.equals( Object 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FastTreeMap.getF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Iterato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stTreeMap.subMap( Object fromKey , Object to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contains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View.remove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TreeMap.FastTreeMap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TreeMap.FastTre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View.toArray( Object [ ]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Tre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View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TreeMap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ues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TreeMap.FastTre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View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Set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